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990d" officeooo:paragraph-rsid="000d990d"/>
    </style:style>
    <style:style style:name="P2" style:family="paragraph" style:parent-style-name="Standard">
      <style:text-properties officeooo:rsid="000e7d19" officeooo:paragraph-rsid="000e7d19"/>
    </style:style>
    <style:style style:name="P3" style:family="paragraph" style:parent-style-name="Standard">
      <style:text-properties officeooo:rsid="00104db6" officeooo:paragraph-rsid="00104db6"/>
    </style:style>
    <style:style style:name="P4" style:family="paragraph" style:parent-style-name="Standard">
      <style:text-properties officeooo:rsid="0013c9af" officeooo:paragraph-rsid="0013c9af"/>
    </style:style>
    <style:style style:name="P5" style:family="paragraph" style:parent-style-name="Standard">
      <style:text-properties officeooo:rsid="0013c9af" officeooo:paragraph-rsid="0018098a"/>
    </style:style>
    <style:style style:name="P6" style:family="paragraph" style:parent-style-name="Standard">
      <style:text-properties officeooo:rsid="000d990d" officeooo:paragraph-rsid="000d990d"/>
    </style:style>
    <style:style style:name="T1" style:family="text">
      <style:text-properties officeooo:rsid="000e7d19"/>
    </style:style>
    <style:style style:name="T2" style:family="text">
      <style:text-properties officeooo:rsid="00104db6"/>
    </style:style>
    <style:style style:name="T3" style:family="text">
      <style:text-properties officeooo:rsid="0011dd9d"/>
    </style:style>
    <style:style style:name="T4" style:family="text">
      <style:text-properties officeooo:rsid="0014b114"/>
    </style:style>
    <style:style style:name="T5" style:family="text">
      <style:text-properties officeooo:rsid="001809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ffen Montag 26.11.18</text:p>
      <text:p text:style-name="P1"/>
      <text:p text:style-name="P1">Beginn: 14:00</text:p>
      <text:p text:style-name="P1"/>
      <text:p text:style-name="P1">Ende: <text:span text:style-name="T4">15:05</text:span></text:p>
      <text:p text:style-name="P1"/>
      <text:p text:style-name="P4">Anwesenheit: Yousef abwesend </text:p>
      <text:p text:style-name="P1"/>
      <text:p text:style-name="P1">Spielfeld: </text:p>
      <text:p text:style-name="P1"/>
      <text:p text:style-name="P1"><text:tab/>- Visualisierung JLables mit Grids die zur Visualisierung jedes mal erweitert werden <text:tab/>müssten</text:p>
      <text:p text:style-name="P1"/>
      <text:p text:style-name="P1"><text:tab/>- <text:span text:style-name="T1">ArrayLists oder Verwandschaft über Nachbarn</text:span></text:p>
      <text:p text:style-name="P1"/>
      <text:p text:style-name="P1"><text:tab/>- <text:span text:style-name="T3">Einigung auf <text:s/>Nachbar in jede Richtung und Verwandschaft mit Koordinaten </text:span></text:p>
      <text:p text:style-name="P1"/>
      <text:p text:style-name="P1"><text:tab/>- <text:span text:style-name="T1">Anlegen von Steinen prüfen ob Feld frei ist</text:span></text:p>
      <text:p text:style-name="P2"/>
      <text:p text:style-name="P2"/>
      <text:p text:style-name="P2">Graphiken sammeln und umsetzen für GUI <text:span text:style-name="T2">Beobachter/Spielfeld</text:span></text:p>
      <text:p text:style-name="P2"/>
      <text:p text:style-name="P1"/>
      <text:p text:style-name="P3">Ausrichter GUI:</text:p>
      <text:p text:style-name="P3"/>
      <text:p text:style-name="P3"><text:tab/>- Konfiguration schicken speichern und laden</text:p>
      <text:p text:style-name="P3"/>
      <text:p text:style-name="P3"/>
      <text:p text:style-name="P3">Server:</text:p>
      <text:p text:style-name="P3"/>
      <text:p text:style-name="P3"><text:tab/>- Game Logik prüfen ob move Valide ist und Punkteberechnung</text:p>
      <text:p text:style-name="P3"/>
      <text:p text:style-name="P3"/>
      <text:p text:style-name="P4">Wael und Kai an Game Logic arbeiten </text:p>
      <text:p text:style-name="P4"/>
      <text:p text:style-name="P5">Maximilian Rene und Jan an Spielfeld, </text:p>
      <text:p text:style-name="P5"/>
      <text:p text:style-name="P5">Rest <text:span text:style-name="T5">bleibt gleich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7M7S</meta:editing-duration>
    <meta:editing-cycles>10</meta:editing-cycles>
    <meta:generator>LibreOffice/5.4.6.2$Windows_X86_64 LibreOffice_project/4014ce260a04f1026ba855d3b8d91541c224eab8</meta:generator>
    <dc:date>2019-01-20T17:32:08.302000000</dc:date>
    <meta:document-statistic meta:table-count="0" meta:image-count="0" meta:object-count="0" meta:page-count="1" meta:paragraph-count="17" meta:word-count="92" meta:character-count="627" meta:non-whitespace-character-count="539"/>
    <meta:user-defined meta:name="Info 1"/>
    <meta:user-defined meta:name="Info 2"/>
    <meta:user-defined meta:name="Info 3"/>
    <meta:user-defined meta:name="Info 4"/>
  </office:meta>
</office:document-meta>
</file>